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7272e" officeooo:paragraph-rsid="0017272e"/>
    </style:style>
    <style:style style:name="P2" style:family="paragraph" style:parent-style-name="Standard">
      <style:text-properties officeooo:rsid="0018d72d" officeooo:paragraph-rsid="001cab6a"/>
    </style:style>
    <style:style style:name="P3" style:family="paragraph" style:parent-style-name="Standard">
      <style:text-properties officeooo:rsid="0018d72d" officeooo:paragraph-rsid="0017272e"/>
    </style:style>
    <style:style style:name="P4" style:family="paragraph" style:parent-style-name="Standard">
      <style:text-properties style:text-outline="false" style:text-line-through-style="none" style:text-line-through-type="none" style:font-name="Liberation Sans" fo:font-size="8pt" fo:font-style="normal" fo:text-shadow="none" style:text-underline-style="none" fo:font-weight="normal" officeooo:rsid="001afef7" officeooo:paragraph-rsid="0018d72d" style:font-size-asian="8pt" style:font-style-asian="normal" style:font-weight-asian="normal" style:text-emphasize="none"/>
    </style:style>
    <style:style style:name="P5" style:family="paragraph" style:parent-style-name="Standard">
      <style:text-properties officeooo:rsid="00279f42" officeooo:paragraph-rsid="00279f42"/>
    </style:style>
    <style:style style:name="P6" style:family="paragraph" style:parent-style-name="Standard">
      <style:text-properties officeooo:rsid="00279f42" officeooo:paragraph-rsid="0017272e"/>
    </style:style>
    <style:style style:name="P7" style:family="paragraph" style:parent-style-name="Standard">
      <style:text-properties officeooo:rsid="00279f42" officeooo:paragraph-rsid="00279f42"/>
    </style:style>
    <style:style style:name="P8" style:family="paragraph" style:parent-style-name="Standard">
      <style:text-properties officeooo:rsid="0017272e" officeooo:paragraph-rsid="0017272e"/>
    </style:style>
    <style:style style:name="P9" style:family="paragraph" style:parent-style-name="Standard">
      <style:text-properties officeooo:rsid="0029422e" officeooo:paragraph-rsid="0029422e"/>
    </style:style>
    <style:style style:name="P10" style:family="paragraph" style:parent-style-name="Standard">
      <style:text-properties officeooo:paragraph-rsid="0029422e"/>
    </style:style>
    <style:style style:name="P11" style:family="paragraph" style:parent-style-name="Standard">
      <style:text-properties officeooo:rsid="0018d72d" officeooo:paragraph-rsid="001cab6a"/>
    </style:style>
    <style:style style:name="P12" style:family="paragraph" style:parent-style-name="Standard">
      <style:text-properties officeooo:rsid="00206c08" officeooo:paragraph-rsid="0018d72d"/>
    </style:style>
    <style:style style:name="P13" style:family="paragraph" style:parent-style-name="Text_20_body">
      <style:text-properties officeooo:rsid="0029422e" officeooo:paragraph-rsid="0029422e"/>
    </style:style>
    <style:style style:name="T1" style:family="text">
      <style:text-properties officeooo:rsid="001c23c1"/>
    </style:style>
    <style:style style:name="T2" style:family="text">
      <style:text-properties officeooo:rsid="002100ed"/>
    </style:style>
    <style:style style:name="T3" style:family="text">
      <style:text-properties officeooo:rsid="00279f42"/>
    </style:style>
    <style:style style:name="T4" style:family="text">
      <style:text-properties officeooo:rsid="0029422e"/>
    </style:style>
    <style:style style:name="T5" style:family="text">
      <style:text-properties officeooo:rsid="002acc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rnage <text:span text:style-name="T4">Bistrot</text:span></text:p>
      <text:h text:style-name="Heading_20_3" text:outline-level="3">Date : </text:h>
      <text:p text:style-name="P1"><text:span text:style-name="T4">07</text:span>/0<text:span text:style-name="T4">3</text:span>/2020 – <text:span text:style-name="T4">11</text:span>h<text:span text:style-name="T4">0</text:span><text:span text:style-name="T3">0 –</text:span> 1<text:span text:style-name="T4">7h30</text:span><text:span text:style-name="T3"> (max max)</text:span></text:p>
      <text:h text:style-name="Heading_20_3" text:outline-level="3">Lieu : </text:h>
      <text:p text:style-name="P6"><text:span text:style-name="T4">MJC Prévert, 97, Grande Rue, Le Mans</text:span></text:p>
      <text:h text:style-name="Heading_20_3" text:outline-level="3">En amont</text:h>
      <text:p text:style-name="P1"><text:span text:style-name="T4">Quand ?</text:span><text:span text:style-name="T3"> – ??? </text:span><text:span text:style-name="T4">récupère les clefs de la MJC et de l’Inventaire</text:span></text:p>
      <text:p text:style-name="P3"/>
      <text:h text:style-name="Heading_20_3" text:outline-level="3">Programme</text:h>
      <text:p text:style-name="P1"><text:span text:style-name="T4">11</text:span>h<text:span text:style-name="T3">00</text:span> – <text:span text:style-name="T4">Arrivée Nico / ORL : </text:span><text:span text:style-name="T3">Installation décor / lumières</text:span></text:p>
      <text:p text:style-name="P1"><text:span text:style-name="T2">1</text:span><text:span text:style-name="T4">4</text:span>h<text:span text:style-name="T3">0</text:span>0 – 1<text:span text:style-name="T4">5</text:span>h<text:span text:style-name="T3">00</text:span> : <text:span text:style-name="T4">Plan de coupes figurants</text:span></text:p>
      <text:p text:style-name="P10"><text:span text:style-name="T4">15h00 (max) : arrivée Jeannot, Bertrand &amp; Dimitri (vous pouvez arriver avant)</text:span></text:p>
      <text:p text:style-name="P9">15h00 – 16h30 : Tournage Scène Jeannot, Bertrand, Dimitri</text:p>
      <text:p text:style-name="P9">16h30 – 17h30 : démontage rangement</text:p>
      <text:p text:style-name="P4"/>
      <text:h text:style-name="Heading_20_3" text:outline-level="3">Matériel</text:h>
      <text:p text:style-name="P2">Storyboard <text:span text:style-name="T1">imprimé x3 → </text:span><text:span text:style-name="T4">Nicolas : </text:span><text:a xlink:type="simple" xlink:href="https://github.com/AMMD/LesNouvellesAventuresDesBaronsFreaks/blob/master/Artistique/Storyboard/Acte5.pdf" text:style-name="Internet_20_link" text:visited-style-name="Visited_20_Internet_20_Link"><text:span text:style-name="T4">https://github.com/AMMD/LesNouvellesAventuresDesBaronsFreaks/blob/master/Artistique/Storyboard/Acte5.pdf</text:span></text:a><text:span text:style-name="T4"> </text:span><text:span text:style-name="T5">(scènes 5-2 et 5-33)</text:span></text:p>
      <text:p text:style-name="P2"/>
      <text:p text:style-name="P9">Costumes Soft &amp; Rains : grands manteaux à capuche et/ou chapeau qui fait passer incognito. On ne verra que vos hauts de corps normalement, donc un jean sombre ira pour le bas.</text:p>
      <text:p text:style-name="P9">Costumes Bertrand : Costume classe le plus possible daté début XXe + chapeau baissé sur les yeux pour faire discret</text:p>
      <text:p text:style-name="P9"/>
      <text:p text:style-name="P9">Lumières → ORL &amp; Nico</text:p>
      <text:p text:style-name="P9">Machine à fumée → ???</text:p>
      <text:p text:style-name="P12"/>
      <text:h text:style-name="Heading_20_3" text:outline-level="3">Décor</text:h>
      <text:p text:style-name="P13">L’Inventaire dans son jus, juste des lumières + machines à fumé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1:05:41.123391564</meta:creation-date>
    <meta:generator>LibreOffice/7.0.4.2$Linux_X86_64 LibreOffice_project/00$Build-2</meta:generator>
    <dc:date>2021-03-01T07:59:32.917087731</dc:date>
    <meta:editing-duration>PT1H14M50S</meta:editing-duration>
    <meta:editing-cycles>17</meta:editing-cycles>
    <meta:document-statistic meta:table-count="0" meta:image-count="0" meta:object-count="0" meta:page-count="1" meta:paragraph-count="21" meta:word-count="161" meta:character-count="1015" meta:non-whitespace-character-count="866"/>
  </office:meta>
</office:document-meta>
</file>